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222525" officeooo:paragraph-rsid="0013968a"/>
    </style:style>
    <style:style style:name="P2" style:family="paragraph" style:parent-style-name="Standard">
      <style:text-properties officeooo:rsid="002a6a06" officeooo:paragraph-rsid="0013968a"/>
    </style:style>
    <style:style style:name="P3" style:family="paragraph" style:parent-style-name="Standard">
      <style:text-properties officeooo:rsid="00222525" officeooo:paragraph-rsid="0013968a"/>
    </style:style>
    <style:style style:name="P4" style:family="paragraph" style:parent-style-name="Standard">
      <style:text-properties officeooo:rsid="0023b3ea" officeooo:paragraph-rsid="0013968a"/>
    </style:style>
    <style:style style:name="P5" style:family="paragraph" style:parent-style-name="Standard">
      <style:text-properties officeooo:rsid="00254540" officeooo:paragraph-rsid="0013968a"/>
    </style:style>
    <style:style style:name="P6" style:family="paragraph" style:parent-style-name="Standard">
      <style:text-properties officeooo:rsid="02aa2120" officeooo:paragraph-rsid="0013968a"/>
    </style:style>
    <style:style style:name="P7" style:family="paragraph" style:parent-style-name="Standard">
      <style:text-properties officeooo:rsid="0027334a" officeooo:paragraph-rsid="0013968a"/>
    </style:style>
    <style:style style:name="P8" style:family="paragraph" style:parent-style-name="Standard">
      <style:text-properties officeooo:rsid="0028c5f3" officeooo:paragraph-rsid="0013968a"/>
    </style:style>
    <style:style style:name="P9" style:family="paragraph" style:parent-style-name="Standard">
      <style:text-properties officeooo:rsid="0028ea8a" officeooo:paragraph-rsid="0013968a"/>
    </style:style>
    <style:style style:name="P10" style:family="paragraph" style:parent-style-name="Standard">
      <style:text-properties style:font-name="Liberation Serif" fo:font-style="italic" officeooo:rsid="0028ea8a" officeooo:paragraph-rsid="0013968a" style:font-style-asian="italic" style:font-style-complex="italic"/>
    </style:style>
    <style:style style:name="P11" style:family="paragraph" style:parent-style-name="Standard">
      <style:text-properties officeooo:rsid="002a11b2" officeooo:paragraph-rsid="0013968a"/>
    </style:style>
    <style:style style:name="T1" style:family="text">
      <style:text-properties officeooo:rsid="0098316c"/>
    </style:style>
    <style:style style:name="T2" style:family="text">
      <style:text-properties officeooo:rsid="008cd2f5"/>
    </style:style>
    <style:style style:name="T3" style:family="text">
      <style:text-properties style:text-position="0% 100%" officeooo:rsid="00373677"/>
    </style:style>
    <style:style style:name="T4" style:family="text">
      <style:text-properties officeooo:rsid="0023b3ea"/>
    </style:style>
    <style:style style:name="T5" style:family="text">
      <style:text-properties officeooo:rsid="0096f623"/>
    </style:style>
    <style:style style:name="T6" style:family="text">
      <style:text-properties officeooo:rsid="009785c9"/>
    </style:style>
    <style:style style:name="T7" style:family="text">
      <style:text-properties officeooo:rsid="02ad3ace"/>
    </style:style>
    <style:style style:name="T8" style:family="text">
      <style:text-properties officeooo:rsid="008b46bb"/>
    </style:style>
    <style:style style:name="T9" style:family="text">
      <style:text-properties officeooo:rsid="0027334a"/>
    </style:style>
    <style:style style:name="T10" style:family="text">
      <style:text-properties officeooo:rsid="02af27ee"/>
    </style:style>
    <style:style style:name="T11" style:family="text">
      <style:text-properties officeooo:rsid="0028ea8a"/>
    </style:style>
    <style:style style:name="T12" style:family="text">
      <style:text-properties style:font-name="Dudu Cyryllic"/>
    </style:style>
    <style:style style:name="T13" style:family="text">
      <style:text-properties officeooo:rsid="0007ce53"/>
    </style:style>
    <style:style style:name="T14" style:family="text">
      <style:text-properties officeooo:rsid="002a11b2"/>
    </style:style>
    <style:style style:name="T15" style:family="text">
      <style:text-properties officeooo:rsid="02b03ca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3"/></text:h>
      <text:p text:style-name="P3"/>
      <text:p text:style-name="P3">Вторая мировая догорала, но пушечное мясо жрала ничуть не меньше.</text:p>
      <text:p text:style-name="P3">Рязанского паренька Колю, вместе с другими пареньками, переодели в чёрные бушлаты, помуштровали пару месяцев в «учебке», <text:s/><text:span text:style-name="T4">чтоб отличали команду «смирно!» от «разойдись!», да понимали бы где у винтовки штык, а где затвор, и посадили на быстроходные <text:s/>катера для переброски вверх по реке Дунай и высадки десантом где-то в Австрии.</text:span></text:p>
      <text:p text:style-name="P4">Но, при всей быстроходности десантных катеров, к месту высадки они не поспели — Германия <text:span text:style-name="T5">уже </text:span>капитулировала и <text:span text:style-name="T5">не на кого было идти в атаку</text:span>.</text:p>
      <text:p text:style-name="P4"/>
      <text:p text:style-name="P4">Когда-то <text:span text:style-name="T5">в</text:span> этом месте я чувствовал некоторое разочарование — эх! не успел стать мой папа <text:s/>героем! — но <text:s/>теперь меня радует, что он ни разу не выстрелил и никого не убил, <text:span text:style-name="T5">хотя бы</text:span> даже нечаянно.</text:p>
      <text:p text:style-name="P4"/>
      <text:p text:style-name="P4"><text:span text:style-name="T5">Некоторое</text:span> время он сторожил остров Змеиный у берегов Болгарии, или Румынии, а затем его перевели мотористом на минный тральщик — судно небольшого водоизмещения, с малочисленным экипажем.</text:p>
      <text:p text:style-name="P5"><text:span text:style-name="T5">Морская служба началась</text:span> переход<text:span text:style-name="T5">ом</text:span> из Севастополя в Новороссийск по неровному Чёрному морю <text:span text:style-name="T4">— </text:span>не то, чтобы шторм, но изрядно болтало.</text:p>
      <text:p text:style-name="P5">Качели в парке притягательная забава, но через пару часов качания желудок выбросит даже то, что залежалось в нём с позавчерашнего завтрака, а <text:span text:style-name="T6">у</text:span>помянутый переход длился значительно дольше.</text:p>
      <text:p text:style-name="P5">Когда краснофлотец Огольцов сошёл на берег в порту назначения, то даже суша продолжала раскачиваться под ним; он попытался вырвать между <text:span text:style-name="T6">высокими </text:span>штабелями <text:span text:style-name="T6">из </text:span>длинных брёвен <text:span text:style-name="T6">сложенных </text:span>вдоль причала, но <text:span text:style-name="T6">безрезультатно</text:span>.</text:p>
      <text:p text:style-name="P5"><text:span text:style-name="T6">Молодой моряк</text:span> сел, где стоял и, глядя на взлетающие вверх и вновь проваливающиеся ряды брёвен, подумал, что на морской службе он помрёт.</text:p>
      <text:p text:style-name="P5"/>
      <text:p text:style-name="P5">Как ты, наверное, догадываешься, такое его предположение оказалось ошибочным, ведь он ещё не встретился с твоей бабушкой и не зазвал её в ЗАГС, и она ещё не родила троих детей, не <text:span text:style-name="T6">превратившись</text:span> впоследствии (впервые <text:span text:style-name="T7">на протяжении этой </text:span><text:s/>истори<text:span text:style-name="T7">и</text:span>) <text:span text:style-name="T6">в </text:span>мать-одиночк<text:span text:style-name="T6">у</text:span>.</text:p>
      <text:p text:style-name="P6"><text:s/></text:p>
      <text:p text:style-name="P5">Итак, морская болезнь не уморила моего отца, он свыкся с качкой, вытатуировал якорь на тыльной стороне левой кисти, а на правой руке — от локтя к запястью — стремительный контур ласточки с конвертиком письма в клюве («лети с приветом») и бороздил на своём утлом тральщике просторы Чёрного моря, расчищая его от минных полей, в чём, вообще-то, и состоит назначение тральщиков.</text:p>
      <text:p text:style-name="P5"/>
      <text:p text:style-name="P5">Основное отличие подводных мин от наземных в том, что их надо привязывать, иначе расплывутся куда попадя и будут рвать кого попало, без различия своих и чужих.</text:p>
      <text:p text:style-name="P5">Вот их и привязывают стальными тросиками к якорькам.</text:p>
      <text:p text:style-name="P5">Якорьки хватаются за <text:span text:style-name="T8">морское </text:span>дно и мины — железные шары, заполненные воздухом и взрывчаткой — всплывают, но не на поверхность, а насколько пус<text:span text:style-name="T7">ит</text:span> длина тросиков, которую устанавливают из расчёта глубин на конкретных морских путях; где мины и дожидаются, на глубине двух-трёх метров, когда корпус проходящего <text:span text:style-name="T9">по морю корабля зацепит один из детонаторов, торчащих из корпуса мины в разные стороны, наподобие детского рисунка солнца.</text:span></text:p>
      <text:p text:style-name="P7">Благодаря своей малой осадке, тральщик проходит над минными полями не цепляясь за рожки детонаторов, а за ним под водой волочится отпущенная с кормы длинная петля толстого <text:span text:style-name="T6">стального </text:span>троса, который обрывает <text:span text:style-name="T6">крепление к</text:span> якорькам и мин<text:span text:style-name="T6">ы</text:span> всплывают на поверхность, <text:span text:style-name="T8">чтобы</text:span> их обезвре<text:span text:style-name="T8">дили</text:span>, то есть застав<text:span text:style-name="T8">или</text:span> взорваться.</text:p>
      <text:p text:style-name="P7"><text:soft-page-break/>Для этого от тральщика отваливает весельная <text:span text:style-name="T6">шлюпка</text:span>, подходит к плавающей мине, <text:span text:style-name="T6">чтобы закрепить на ней</text:span> <text:s/>динамитн<text:span text:style-name="T6">ую</text:span> шашк<text:span text:style-name="T6">у</text:span> с бикфордовым шнуром (и это <text:span text:style-name="T6">всё </text:span>не на тихом пруду, а на зыбких волнах открытого моря, где шар мины вздымается выше шлюпки, а потом проваливается под неё, норовя боднуть рогом), старшина <text:span text:style-name="T6">затягивается</text:span> заранее раскуренной папиросой — <text:span text:style-name="T6">это не для форсу, а чтобы </text:span>подж<text:span text:style-name="T6">ечь</text:span> шнур и — все дружно налегают на вёсла.</text:p>
      <text:p text:style-name="P7"><text:span text:style-name="T6">Н</text:span>икто не сачкует, <text:span text:style-name="T1">нужно</text:span> отойти от мины подальше — её мощный заряд рассчитан рвать корпуса <text:span text:style-name="T10">линейных</text:span> б<text:span text:style-name="T1">роненосцев</text:span>.</text:p>
      <text:p text:style-name="P7"/>
      <text:p text:style-name="P7">При разложении на дробные детали романтически<text:span text:style-name="T8">й</text:span> героизм улетучивается и расчистка акваторий от минных полей начинает смахивать на работу трактора в колхозном поле — выйти в заданный квадрат и день-деньской бороздить его туда-сюда с отпущенным за кормой тросом, а назавтра <text:s/>— следующий квадрат.</text:p>
      <text:p text:style-name="P8">Вобщем, героизм на тральщике бригадный и то, что отец мой остался в живых, заслуга общая — каждый хорошо делал свою часть работы.</text:p>
      <text:p text:style-name="P8">Например, однажды в конце рабочего дня Николай Огольцов стоял у лебёдки, что втаскивала трос на корм<text:span text:style-name="T10">у</text:span> <text:span text:style-name="T8">тральщика и</text:span> вдруг увидел — наматываясь на барабан, трос тянет за собо<text:span text:style-name="T8">ю</text:span> мину, <text:s/>тросик <text:span text:style-name="T8">которой </text:span>переплёлся с тральщиковым. </text:p>
      <text:p text:style-name="P8">Останавливать лебёдку <text:s/>поздно — <text:span text:style-name="T8">она </text:span>докрутила бы по инерции.</text:p>
      <text:p text:style-name="P8">У папы рубаха отлипла от тела, вздулась, как шерсть <text:span text:style-name="T10">на зверях </text:span><text:s/>в минуту крайней опасности, и он до того истошно животным голосом проорал: «полный вперёд!», что капитан на мостике без раздумий подчинился — ударил по сигналу в машинное отделение; моторист, папин сменщик, тоже не подвёл — винт взбурлил воду и напор её оборвал-таки тросик привязчивой мины.</text:p>
      <text:p text:style-name="P8">Спаслись сообща.</text:p>
      <text:p text:style-name="P8"/>
      <text:p text:style-name="P8">Через пять <text:s/>лет в море не осталось неизборождённых тральщиками квадратов и папу перевели на сторожевые корабли, опять-таки мотористом дизельного двигателя, у него это хорошо получалось, а ещё года через два флотская служба закончилась и его завербовали работать в «почтовом ящике».</text:p>
      <text:p text:style-name="P8"/>
      <text:p text:style-name="P8">Тогда в СССР было много секретных институтов, заводов и даже городов, и, чтобы шпионы не разгадали что где находится, у секретных объектов не было почтовых адресов, типа: область, район, город, улица; туда адресовались покороче — почтовый ящик номер такой-то, Н. Огольцову.</text:p>
      <text:p text:style-name="P8">Поскольку же во время своего последнего отпуска при прохождении действительной военной службы он зарегистрировал брак с гражданкой Вакимовой Г. И., <text:span text:style-name="T11">то и она отправилась в «почтовый ящик» в горах Карпатских.</text:span></text:p>
      <text:p text:style-name="P8"/>
      <text:p text:style-name="P9">Роддома в «ящике» не было и для произведения меня на свет моей матери пришлось отправиться в город Надворная, в тридцати километрах от областного центра <text:s/><text:span text:style-name="T12">— </text:span>города Станиславль (впоследствии Ивано-Франковск), что её очень пугало, так как бандеровцы обстреливали машины на дорогах.</text:p>
      <text:p text:style-name="P9"/>
      <text:p text:style-name="P10"><text:span text:style-name="T13">(...б</text:span>ольшую половину жизни я считал их бандитами и пособниками фашистов — целая дивизия «Галичина», воевавшая против Красной Армии, состояла из западных украинцев.</text:p>
      <text:p text:style-name="P10">Потом мне тихо-тихо дошло, что до прихода немцев Красная Армия держала тех украинцев в оккупации и помогала НКВД расстреливать потенциальных противников советского строя.</text:p>
      <text:p text:style-name="P10">Но что такое дивизия по сравнению с армией?</text:p>
      <text:p text:style-name="P10">На стороне германского вермахта сражалась ещё и РОА — Русская Освободительная Армия.</text:p>
      <text:p text:style-name="P10">Кроме того, по рассказам рядовых красноармейцев, участников событий той поры, <text:soft-page-break/>бандеровцы круто воевали как против советских, так и немецких войск — партизанили, защищая свою землю от сменявших друг друга освободителей-поработителей.</text:p>
      <text:p text:style-name="P10">Но для моих родителей, во всю прожитую ими <text:s/>жизнь, бандеровцы так и оставались бандитами...<text:span text:style-name="T13">)</text:span></text:p>
      <text:p text:style-name="P9"/>
      <text:p text:style-name="P9"><text:span text:style-name="T13">Даже</text:span> спустя два года, <text:span text:style-name="T14">когда мать моя снова отправилась в роддом, пулемётные очереди по-прежнему грохотали на склонах Карпатских гор, но она их уже не слыхала, потому что её мужу пришлось сменить «почтовый ящик» и переехать из Закарпатья на Валдайскую возвышенность.</text:span></text:p>
      <text:p text:style-name="P9"/>
      <text:p text:style-name="P11">Причиной перемены обстоятельств <text:span text:style-name="T8">их жизни </text:span>стал письменный донос в Особый Отдел пре<text:span text:style-name="T1">дыдущ</text:span>его «почтового ящика» от соседей по дому, где до замужества проживала Галина Вакимова.</text:p>
      <text:p text:style-name="P11">Дом этот представлял собой одноэтажное строение из тех, что в Конотопе называют «хатами». <text:s/></text:p>
      <text:p text:style-name="P11">Размер <text:s/>«хат<text:span text:style-name="T15">ы</text:span>» <text:span text:style-name="T15">составлял</text:span> 12 на 12 метров и половина её принадлежала гражданину Игнату Пилюте.</text:p>
      <text:p text:style-name="P11">Половину от второй половины — дощатую прихожую, кухню и комнату, занимала Катерина Вакимова с детьми, а остальная четверть хаты — опять-таки: дощатая прихожая, кухня и комната — являлась собственностью гражданина Дузенко.</text:p>
      <text:p text:style-name="P11">Дочка Дузенко вышла замуж за гражданина Старикова и жить стало тесно.</text:p>
      <text:p text:style-name="P11">Для увеличения жизненного пространства Дузенко и Стариков вызнали номер почтового ящика, куда моряк-черноморец увёз их прежнюю соседку и написали в Особый Отдел «ящика» (который занимался выявлением и арестами шпионов), что отец Галины Вакимовой, а ныне Огольцовой, был репрессирован в тридцатых годах, <text:s/>но как-то сумел вернуться на Украину, <text:span text:style-name="T15">и </text:span>что во время оккупации в его доме находился немецкий штаб (и это правда, на половине Пилюты располагался штаб роты вермахта), а при подходе Советской Армии Иосиф Вакимов бежал вместе с отступающими фашистами.</text:p>
      <text:p text:style-name="P11"/>
      <text:p text:style-name="P2">Особые Отделы «почтовых ящиков» отличались особой бдительностью и цепкостью — родственников Иосифа, по расчётам доносителей, вполне могли раскрутить до ссылки, как минимум.</text:p>
      <text:p text:style-name="P2">Однако, остался неучтённым фактор времени: на тот момент Великий Вождь Народов, товарищ Сталин, уже почил в бозе и затянутые в его бытность гайки понемногу начинали отпускаться.</text:p>
      <text:p text:style-name="P2">Разумеется, Николай Огольцов был неоднократно допрошен в Особом Отделе «почтового ящика».</text:p>
      <text:p text:style-name="P2">Между Особым Отделом и Отделом Внутренних Дел города Конотопа произошёл обмен служебной перепиской, <text:span text:style-name="T1">но</text:span> репрессировать <text:span text:style-name="T1">моего </text:span>папу не стали по причине совсем <text:s/>крестьянского происхождения и ещё за то, что очень уж его слушались всякие моторы-дизели, производившие электроэнергию для «почтовых ящиков».</text:p>
      <text:p text:style-name="P2"><text:span text:style-name="T1">Однако,</text:span> <text:span text:style-name="T2">оставить </text:span>сигнал <text:span text:style-name="T2">без внимания никак </text:span>нельзя, поэтому его перевели, от греха подальше, в «почтовый ящик» не граничащий с <text:span text:style-name="T2">зарубежными</text:span> странами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2-27T19:58:46.471844393</meta:creation-date>
    <dc:date>2017-02-27T19:58:56.262583609</dc:date>
    <dc:creator>sehrguey </dc:creator>
    <meta:editing-duration>PT9S</meta:editing-duration>
    <meta:editing-cycles>1</meta:editing-cycles>
    <meta:document-statistic meta:table-count="0" meta:image-count="0" meta:object-count="0" meta:page-count="3" meta:paragraph-count="46" meta:word-count="1300" meta:character-count="8945" meta:non-whitespace-character-count="7642"/>
    <meta:generator>LibreOffice/4.3.3.2$Linux_x86 LibreOffice_project/430m0$Build-2</meta:generator>
  </office:meta>
</office:document-meta>
</file>